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Sf mo" svg:font-family="'Sf m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FreeSerif" fo:font-size="12pt" officeooo:rsid="001505b1" officeooo:paragraph-rsid="001505b1" style:font-size-asian="12pt" style:font-size-complex="12pt"/>
    </style:style>
    <style:style style:name="P2" style:family="paragraph" style:parent-style-name="Standard">
      <style:text-properties style:font-name="FreeSerif" fo:font-size="12pt" officeooo:rsid="0015a782" officeooo:paragraph-rsid="001721c4" style:font-size-asian="12pt" style:font-size-complex="12pt"/>
    </style:style>
    <style:style style:name="P3" style:family="paragraph" style:parent-style-name="Preformatted_20_Text">
      <style:text-properties fo:font-variant="normal" fo:text-transform="none" fo:color="#24292e" style:font-name="FreeSerif" fo:font-size="12pt" fo:letter-spacing="normal" fo:font-style="normal" fo:font-weight="normal" officeooo:rsid="0015a782" officeooo:paragraph-rsid="0015a782" style:font-size-asian="12pt" style:font-size-complex="12pt"/>
    </style:style>
    <style:style style:name="P4" style:family="paragraph" style:parent-style-name="Preformatted_20_Text">
      <style:text-properties fo:font-variant="normal" fo:text-transform="none" fo:color="#24292e" style:font-name="FreeSerif" fo:font-size="12pt" fo:letter-spacing="normal" fo:font-style="normal" fo:font-weight="normal" officeooo:rsid="001721c4" officeooo:paragraph-rsid="001721c4" style:font-size-asian="12pt" style:font-size-complex="12pt"/>
    </style:style>
    <style:style style:name="P5" style:family="paragraph" style:parent-style-name="Preformatted_20_Text">
      <style:text-properties fo:font-variant="normal" fo:text-transform="none" fo:color="#24292e" style:font-name="FreeSerif" fo:font-size="12pt" fo:letter-spacing="normal" fo:font-style="normal" fo:font-weight="normal" officeooo:paragraph-rsid="001721c4" style:font-size-asian="12pt" style:font-size-complex="12pt"/>
    </style:style>
    <style:style style:name="P6" style:family="paragraph" style:parent-style-name="Preformatted_20_Text">
      <style:text-properties style:font-name="FreeSerif" fo:font-size="12pt" officeooo:rsid="0015a782" officeooo:paragraph-rsid="001721c4" style:font-size-asian="12pt" style:font-size-complex="12pt"/>
    </style:style>
    <style:style style:name="P7" style:family="paragraph" style:parent-style-name="Preformatted_20_Text">
      <style:text-properties style:font-name="FreeSerif" fo:font-size="12pt" officeooo:rsid="0015a782" officeooo:paragraph-rsid="0015a782" style:font-size-asian="12pt" style:font-size-complex="12pt"/>
    </style:style>
    <style:style style:name="T1" style:family="text">
      <style:text-properties officeooo:rsid="001505b1"/>
    </style:style>
    <style:style style:name="T2" style:family="text">
      <style:text-properties officeooo:rsid="001721c4"/>
    </style:style>
    <style:style style:name="T3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4" style:family="text">
      <style:text-properties fo:font-variant="normal" fo:text-transform="none" fo:color="#24292e" fo:font-size="9.75pt" fo:letter-spacing="normal" fo:font-style="normal" fo:font-weight="normal"/>
    </style:style>
    <style:style style:name="T5" style:family="text">
      <style:text-properties fo:font-variant="normal" fo:text-transform="none" fo:color="#24292e" fo:letter-spacing="normal" fo:font-style="normal" fo:font-weight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mo</text:p>
      <text:p text:style-name="P1"/>
      <text:p text:style-name="P2">Object <text:span text:style-name="T2">Detection</text:span> and Identification</text:p>
      <text:p text:style-name="P2"><text:span text:style-name="T1"><text:tab/>MobileNet – small for mobile devices object detection</text:span></text:p>
      <text:p text:style-name="P1"/>
      <text:p text:style-name="P6"><text:span text:style-name="T2">cd </text:span>/home/autobot/gis_bot/jetson-inference/build/aarch64/bin</text:p>
      <text:p text:style-name="P6"/>
      <text:p text:style-name="P2">Object Identification of central object – not good for video id</text:p>
      <text:p text:style-name="P2"><text:span text:style-name="T5"><text:tab/>./imagenet-camera.py --network=resnet-18</text:span></text:p>
      <text:p text:style-name="P7"/>
      <text:p text:style-name="P7">Object Detection – Inception V2</text:p>
      <text:p text:style-name="P3"><text:tab/>./detectnet-camera.py –network=ssd-inception-v2</text:p>
      <text:p text:style-name="P3"/>
      <text:p text:style-name="P4">Human Segmentation</text:p>
      <text:p text:style-name="P5"><text:span text:style-name="T2"><text:tab/></text:span>./segnet-camera.py --network=fcn-resnet18-mhp</text:p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Sf mo" svg:font-family="'Sf m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17:49:25.161146784</meta:creation-date>
    <dc:date>2020-01-30T16:54:58.265955357</dc:date>
    <meta:editing-duration>PT6M38S</meta:editing-duration>
    <meta:editing-cycles>1</meta:editing-cycles>
    <meta:document-statistic meta:table-count="0" meta:image-count="0" meta:object-count="0" meta:page-count="1" meta:paragraph-count="10" meta:word-count="38" meta:character-count="399" meta:non-whitespace-character-count="366"/>
    <meta:generator>LibreOffice/6.0.7.3$Linux_AARCH64 LibreOffice_project/00m0$Build-3</meta:generator>
  </office:meta>
</office:document-meta>
</file>